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Text_20_body">
      <style:text-properties officeooo:rsid="0735b588" officeooo:paragraph-rsid="0735b588"/>
    </style:style>
    <style:style style:name="P6" style:family="paragraph" style:parent-style-name="Text_20_body">
      <style:text-properties officeooo:rsid="0737526a" officeooo:paragraph-rsid="0737526a"/>
    </style:style>
    <style:style style:name="P7" style:family="paragraph" style:parent-style-name="Text_20_body">
      <style:text-properties officeooo:rsid="0737526a" officeooo:paragraph-rsid="07609ba1"/>
    </style:style>
    <style:style style:name="P8" style:family="paragraph" style:parent-style-name="Text_20_body">
      <style:text-properties officeooo:rsid="073dcc9d" officeooo:paragraph-rsid="073e9064"/>
    </style:style>
    <style:style style:name="P9" style:family="paragraph" style:parent-style-name="Text_20_body">
      <style:text-properties officeooo:paragraph-rsid="073b1c97"/>
    </style:style>
    <style:style style:name="P10" style:family="paragraph" style:parent-style-name="Text_20_body">
      <style:text-properties style:use-window-font-color="true" style:font-name="David CLM" officeooo:paragraph-rsid="074df0dc" style:font-name-complex="David CLM"/>
    </style:style>
    <style:style style:name="P11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33666" officeooo:paragraph-rsid="07133666" style:letter-kerning="true" style:font-size-asian="12pt" style:font-style-asian="italic" style:font-weight-asian="normal" style:font-name-complex="David CLM" style:font-size-complex="12pt" style:text-emphasize="none"/>
    </style:style>
    <style:style style:name="P1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56368" officeooo:paragraph-rsid="071a59e7" style:letter-kerning="true" style:font-size-asian="12pt" style:font-style-asian="italic" style:font-weight-asian="normal" style:font-name-complex="David CLM" style:font-size-complex="12pt" style:text-emphasize="none"/>
    </style:style>
    <style:style style:name="P1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72191c0" style:letter-kerning="true" style:font-size-asian="12pt" style:font-style-asian="italic" style:font-weight-asian="normal" style:font-name-complex="David CLM" style:font-size-complex="12pt" style:text-emphasize="none"/>
    </style:style>
    <style:style style:name="P1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c4820" officeooo:paragraph-rsid="0727dac9" style:letter-kerning="true" style:font-size-asian="12pt" style:font-style-asian="italic" style:font-weight-asian="normal" style:font-name-complex="David CLM" style:font-size-complex="12pt" style:text-emphasize="none"/>
    </style:style>
    <style:style style:name="P1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f8ef4" officeooo:paragraph-rsid="072fc365" style:letter-kerning="true" style:font-size-asian="12pt" style:font-style-asian="italic" style:font-weight-asian="normal" style:font-name-complex="David CLM" style:font-size-complex="12pt" style:text-emphasize="none"/>
    </style:style>
    <style:style style:name="P1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31b689" officeooo:paragraph-rsid="0731b689" style:letter-kerning="true" style:font-size-asian="12pt" style:font-style-asian="italic" style:font-weight-asian="normal" style:font-name-complex="David CLM" style:font-size-complex="12pt" style:text-emphasize="none"/>
    </style:style>
    <style:style style:name="P1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3d0fef" officeooo:paragraph-rsid="073d0fef" style:letter-kerning="true" style:font-size-asian="12pt" style:font-style-asian="italic" style:font-weight-asian="normal" style:font-name-complex="David CLM" style:font-size-complex="12pt" style:text-emphasize="none"/>
    </style:style>
    <style:style style:name="P18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06c45" officeooo:paragraph-rsid="07406c45" style:letter-kerning="true" style:font-size-asian="12pt" style:font-style-asian="italic" style:font-weight-asian="normal" style:font-name-complex="David CLM" style:font-size-complex="12pt" style:text-emphasize="none"/>
    </style:style>
    <style:style style:name="P19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4b058" officeooo:paragraph-rsid="074602c1" style:letter-kerning="true" style:font-size-asian="12pt" style:font-style-asian="italic" style:font-weight-asian="normal" style:font-name-complex="David CLM" style:font-size-complex="12pt" style:text-emphasize="none"/>
    </style:style>
    <style:style style:name="P20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355814" officeooo:paragraph-rsid="07674a1e" style:letter-kerning="true" style:font-size-asian="12pt" style:font-style-asian="italic" style:font-weight-asian="normal" style:font-name-complex="David CLM" style:font-size-complex="12pt" style:text-emphasize="none"/>
    </style:style>
    <style:style style:name="P21" style:family="paragraph" style:parent-style-name="Heading_20_2">
      <style:text-properties officeooo:rsid="0735b588" officeooo:paragraph-rsid="0735b588"/>
    </style:style>
    <style:style style:name="P22" style:family="paragraph" style:parent-style-name="Heading_20_2">
      <style:text-properties officeooo:rsid="07462c76" officeooo:paragraph-rsid="07462c76"/>
    </style:style>
    <style:style style:name="P23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3d0b6" officeooo:paragraph-rsid="0713d0b6" style:font-name-complex="David CLM"/>
    </style:style>
    <style:style style:name="P24" style:family="paragraph" style:parent-style-name="Text_20_body">
      <style:text-properties fo:language="en" fo:country="US" fo:font-style="normal" fo:font-weight="normal" officeooo:rsid="076f07cc" officeooo:paragraph-rsid="076f07cc" style:font-style-asian="normal" style:font-weight-asian="normal" style:font-style-complex="normal" style:font-weight-complex="normal"/>
    </style:style>
    <style:style style:name="P25" style:family="paragraph" style:parent-style-name="Text_20_body" style:list-style-name="L3">
      <style:text-properties fo:language="en" fo:country="US" fo:font-style="normal" fo:font-weight="normal" officeooo:rsid="0774b79a" officeooo:paragraph-rsid="0774b79a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n" fo:country="US" fo:font-style="normal" fo:font-weight="normal" officeooo:rsid="0775a0c8" officeooo:paragraph-rsid="0775a0c8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fo:font-style="normal" fo:font-weight="normal" officeooo:rsid="077785ea" officeooo:paragraph-rsid="077785ea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en" fo:country="US" fo:font-style="normal" fo:font-weight="normal" officeooo:rsid="077bb600" officeooo:paragraph-rsid="077bb600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US" fo:font-style="normal" fo:font-weight="normal" officeooo:rsid="0780a723" officeooo:paragraph-rsid="07818fd5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en" fo:country="US" fo:font-style="normal" fo:font-weight="normal" officeooo:rsid="078230c9" officeooo:paragraph-rsid="07adba39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en" fo:country="US" fo:font-style="normal" fo:font-weight="normal" officeooo:rsid="07856520" officeooo:paragraph-rsid="07856520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language="en" fo:country="US" fo:font-style="normal" fo:font-weight="normal" officeooo:rsid="0785f2f7" officeooo:paragraph-rsid="078e31f5" style:font-style-asian="normal" style:font-weight-asian="normal" style:font-style-complex="normal" style:font-weight-complex="normal"/>
    </style:style>
    <style:style style:name="P33" style:family="paragraph" style:parent-style-name="Text_20_body" style:list-style-name="L6">
      <style:text-properties fo:language="en" fo:country="US" fo:font-style="normal" fo:font-weight="normal" officeooo:rsid="078b5d22" officeooo:paragraph-rsid="078b5d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en" fo:country="US" fo:font-style="normal" fo:font-weight="normal" officeooo:rsid="07b1085a" officeooo:paragraph-rsid="07b1085a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language="en" fo:country="US" fo:font-style="normal" fo:font-weight="normal" officeooo:rsid="07ba87b6" officeooo:paragraph-rsid="07c10914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language="en" fo:country="US" fo:font-style="normal" officeooo:rsid="076f07cc" officeooo:paragraph-rsid="07acd1b1" style:font-style-asian="normal" style:font-style-complex="normal"/>
    </style:style>
    <style:style style:name="P37" style:family="paragraph" style:parent-style-name="Text_20_body">
      <style:text-properties fo:language="en" fo:country="US" fo:font-style="normal" officeooo:rsid="07acd1b1" officeooo:paragraph-rsid="07b45726" style:font-style-asian="normal" style:font-style-complex="normal"/>
    </style:style>
    <style:style style:name="P38" style:family="paragraph" style:parent-style-name="Text_20_body">
      <style:text-properties fo:language="en" fo:country="US" fo:font-style="normal" officeooo:rsid="07b2abce" officeooo:paragraph-rsid="07b45726" style:font-style-asian="normal" style:font-style-complex="normal"/>
    </style:style>
    <style:style style:name="P39" style:family="paragraph" style:parent-style-name="Text_20_body">
      <style:text-properties officeooo:rsid="0749d924" officeooo:paragraph-rsid="077283af"/>
    </style:style>
    <style:style style:name="P40" style:family="paragraph" style:parent-style-name="Text_20_body">
      <style:text-properties officeooo:rsid="0749d924" officeooo:paragraph-rsid="0793463a"/>
    </style:style>
    <style:style style:name="P41" style:family="paragraph" style:parent-style-name="Text_20_body">
      <style:text-properties officeooo:rsid="0749d924" officeooo:paragraph-rsid="079ad6ef"/>
    </style:style>
    <style:style style:name="P42" style:family="paragraph" style:parent-style-name="Text_20_body">
      <style:text-properties officeooo:rsid="076f07cc" officeooo:paragraph-rsid="07b2426c"/>
    </style:style>
    <style:style style:name="P43" style:family="paragraph" style:parent-style-name="Text_20_body" style:list-style-name="L3">
      <style:text-properties officeooo:paragraph-rsid="077a0c78"/>
    </style:style>
    <style:style style:name="P44" style:family="paragraph" style:parent-style-name="Text_20_body">
      <style:text-properties officeooo:rsid="0757dd70" officeooo:paragraph-rsid="0799c194"/>
    </style:style>
    <style:style style:name="P45" style:family="paragraph" style:parent-style-name="Text_20_body">
      <style:text-properties officeooo:rsid="077f0651" officeooo:paragraph-rsid="077f0651"/>
    </style:style>
    <style:style style:name="P46" style:family="paragraph" style:parent-style-name="Text_20_body">
      <style:text-properties officeooo:rsid="077f0651" officeooo:paragraph-rsid="07aad6f2"/>
    </style:style>
    <style:style style:name="P47" style:family="paragraph" style:parent-style-name="Text_20_body" style:list-style-name="L4">
      <style:text-properties officeooo:paragraph-rsid="07818fd5"/>
    </style:style>
    <style:style style:name="P48" style:family="paragraph" style:parent-style-name="Text_20_body">
      <style:text-properties officeooo:rsid="078e31f5" officeooo:paragraph-rsid="078e31f5"/>
    </style:style>
    <style:style style:name="P49" style:family="paragraph" style:parent-style-name="Text_20_body">
      <style:text-properties officeooo:rsid="079f6dc4" officeooo:paragraph-rsid="079f6dc4"/>
    </style:style>
    <style:style style:name="P50" style:family="paragraph" style:parent-style-name="Text_20_body">
      <style:text-properties officeooo:rsid="07a203b2" officeooo:paragraph-rsid="07a203b2"/>
    </style:style>
    <style:style style:name="P51" style:family="paragraph" style:parent-style-name="Text_20_body" style:list-style-name="L7">
      <style:text-properties officeooo:paragraph-rsid="07c10914"/>
    </style:style>
    <style:style style:name="P52" style:family="paragraph" style:parent-style-name="Text_20_body" style:list-style-name="L7">
      <style:text-properties officeooo:rsid="07c2fcd3" officeooo:paragraph-rsid="07c2fcd3"/>
    </style:style>
    <style:style style:name="P53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54" style:family="paragraph" style:parent-style-name="Text_20_body">
      <style:paragraph-properties fo:text-align="start" style:justify-single-word="false" style:writing-mode="lr-tb"/>
      <style:text-properties fo:language="en" fo:country="US" fo:font-style="normal" fo:font-weight="normal" officeooo:rsid="077785ea" officeooo:paragraph-rsid="077785ea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77dce0b" officeooo:paragraph-rsid="077dce0b" style:font-name-complex="David CLM"/>
    </style:style>
    <style:style style:name="P56" style:family="paragraph" style:parent-style-name="Heading_20_2">
      <style:text-properties fo:language="en" fo:country="US" fo:font-style="normal" fo:font-weight="normal" officeooo:rsid="077c5a64" officeooo:paragraph-rsid="077c5a64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paragraph-properties fo:line-height="100%" fo:text-align="start" style:justify-single-word="false" style:writing-mode="lr-tb"/>
      <style:text-properties officeooo:paragraph-rsid="07143472"/>
    </style:style>
    <style:style style:name="T1" style:family="text">
      <style:text-properties style:text-position="9% 100%"/>
    </style:style>
    <style:style style:name="T2" style:family="text">
      <style:text-properties style:text-position="9% 100%" fo:language="en" fo:country="US"/>
    </style:style>
    <style:style style:name="T3" style:family="text">
      <style:text-properties style:text-position="9% 100%" fo:language="en" fo:country="US" officeooo:rsid="0713d0b6"/>
    </style:style>
    <style:style style:name="T4" style:family="text">
      <style:text-properties style:text-position="9% 100%" fo:language="en" fo:country="US" officeooo:rsid="07156368"/>
    </style:style>
    <style:style style:name="T5" style:family="text">
      <style:text-properties style:text-position="9% 100%" fo:language="en" fo:country="US" officeooo:rsid="07163a07"/>
    </style:style>
    <style:style style:name="T6" style:family="text">
      <style:text-properties style:text-position="9% 100%" fo:language="en" fo:country="US" officeooo:rsid="0716e2c1"/>
    </style:style>
    <style:style style:name="T7" style:family="text">
      <style:text-properties style:text-position="9% 100%" fo:language="en" fo:country="US" officeooo:rsid="07179ece"/>
    </style:style>
    <style:style style:name="T8" style:family="text">
      <style:text-properties style:text-position="9% 100%" fo:language="en" fo:country="US" officeooo:rsid="0718fa58"/>
    </style:style>
    <style:style style:name="T9" style:family="text">
      <style:text-properties style:text-position="9% 100%" fo:language="en" fo:country="US" officeooo:rsid="071e80de"/>
    </style:style>
    <style:style style:name="T10" style:family="text">
      <style:text-properties style:text-position="9% 100%" fo:language="en" fo:country="US" officeooo:rsid="071ed3f1"/>
    </style:style>
    <style:style style:name="T11" style:family="text">
      <style:text-properties style:text-position="9% 100%" fo:language="en" fo:country="US" officeooo:rsid="071a59e7"/>
    </style:style>
    <style:style style:name="T12" style:family="text">
      <style:text-properties style:text-position="9% 100%" fo:language="en" fo:country="US" officeooo:rsid="071c4820"/>
    </style:style>
    <style:style style:name="T13" style:family="text">
      <style:text-properties style:text-position="9% 100%" fo:language="en" fo:country="US" officeooo:rsid="071dea80"/>
    </style:style>
    <style:style style:name="T14" style:family="text">
      <style:text-properties style:text-position="9% 100%" fo:language="en" fo:country="US" officeooo:rsid="07203e7e"/>
    </style:style>
    <style:style style:name="T15" style:family="text">
      <style:text-properties style:text-position="9% 100%" fo:language="en" fo:country="US" officeooo:rsid="07207103"/>
    </style:style>
    <style:style style:name="T16" style:family="text">
      <style:text-properties style:text-position="9% 100%" fo:language="en" fo:country="US" officeooo:rsid="072117d5"/>
    </style:style>
    <style:style style:name="T17" style:family="text">
      <style:text-properties style:text-position="9% 100%" fo:language="en" fo:country="US" officeooo:rsid="0724c8d6"/>
    </style:style>
    <style:style style:name="T18" style:family="text">
      <style:text-properties style:text-position="9% 100%" fo:language="en" fo:country="US" officeooo:rsid="0727a146"/>
    </style:style>
    <style:style style:name="T19" style:family="text">
      <style:text-properties style:text-position="9% 100%" fo:language="en" fo:country="US" officeooo:rsid="0727a814"/>
    </style:style>
    <style:style style:name="T20" style:family="text">
      <style:text-properties style:text-position="9% 100%" fo:language="en" fo:country="US" officeooo:rsid="0727dac9"/>
    </style:style>
    <style:style style:name="T21" style:family="text">
      <style:text-properties style:text-position="9% 100%" fo:language="en" fo:country="US" officeooo:rsid="0729593c"/>
    </style:style>
    <style:style style:name="T22" style:family="text">
      <style:text-properties style:text-position="9% 100%" fo:language="en" fo:country="US" officeooo:rsid="072a544a"/>
    </style:style>
    <style:style style:name="T23" style:family="text">
      <style:text-properties style:text-position="9% 100%" fo:language="en" fo:country="US" officeooo:rsid="072d0314"/>
    </style:style>
    <style:style style:name="T24" style:family="text">
      <style:text-properties style:text-position="9% 100%" fo:language="en" fo:country="US" style:font-style-complex="italic"/>
    </style:style>
    <style:style style:name="T25" style:family="text">
      <style:text-properties style:text-position="9% 100%" fo:language="en" fo:country="US" officeooo:rsid="072d0314" style:font-style-complex="italic"/>
    </style:style>
    <style:style style:name="T26" style:family="text">
      <style:text-properties style:text-position="9% 100%" fo:language="en" fo:country="US" officeooo:rsid="072df8a2" style:font-style-complex="italic"/>
    </style:style>
    <style:style style:name="T27" style:family="text">
      <style:text-properties style:text-position="9% 100%" fo:language="en" fo:country="US" officeooo:rsid="073885c0" style:font-style-complex="italic"/>
    </style:style>
    <style:style style:name="T28" style:family="text">
      <style:text-properties style:text-position="9% 100%" fo:language="en" fo:country="US" officeooo:rsid="072d6af5"/>
    </style:style>
    <style:style style:name="T29" style:family="text">
      <style:text-properties style:text-position="9% 100%" fo:language="en" fo:country="US" fo:font-style="normal" style:font-style-asian="normal" style:font-style-complex="normal"/>
    </style:style>
    <style:style style:name="T30" style:family="text">
      <style:text-properties style:text-position="9% 100%" fo:language="en" fo:country="US" fo:font-style="normal" officeooo:rsid="074df0dc" style:font-style-asian="normal" style:font-style-complex="normal"/>
    </style:style>
    <style:style style:name="T31" style:family="text">
      <style:text-properties style:text-position="9% 100%" fo:language="en" fo:country="US" fo:font-style="normal" officeooo:rsid="075825a0" style:font-style-asian="normal" style:font-style-complex="normal"/>
    </style:style>
    <style:style style:name="T32" style:family="text">
      <style:text-properties style:text-position="9% 100%" fo:language="en" fo:country="US" fo:font-style="normal" officeooo:rsid="075dc2df" style:font-style-asian="normal" style:font-style-complex="normal"/>
    </style:style>
    <style:style style:name="T33" style:family="text">
      <style:text-properties style:text-position="9% 100%" fo:language="en" fo:country="US" fo:font-style="normal" officeooo:rsid="0747a3d2" style:font-style-asian="normal" style:font-style-complex="normal"/>
    </style:style>
    <style:style style:name="T34" style:family="text">
      <style:text-properties style:text-position="9% 100%" fo:language="en" fo:country="US" fo:font-style="normal" officeooo:rsid="075ee118" style:font-style-asian="normal" style:font-style-complex="normal"/>
    </style:style>
    <style:style style:name="T35" style:family="text">
      <style:text-properties style:text-position="9% 100%" fo:language="en" fo:country="US" fo:font-style="normal" officeooo:rsid="07643a7e" style:font-style-asian="normal" style:font-style-complex="normal"/>
    </style:style>
    <style:style style:name="T36" style:family="text">
      <style:text-properties style:text-position="9% 100%" fo:language="en" fo:country="US" fo:font-style="normal" officeooo:rsid="076ab2bc" style:font-style-asian="normal" style:font-style-complex="normal"/>
    </style:style>
    <style:style style:name="T37" style:family="text">
      <style:text-properties style:text-position="9% 100%" fo:language="en" fo:country="US" fo:font-style="normal" officeooo:rsid="076dcf18" style:font-style-asian="normal" style:font-style-complex="normal"/>
    </style:style>
    <style:style style:name="T38" style:family="text">
      <style:text-properties style:text-position="9% 100%" fo:language="en" fo:country="US" fo:font-style="normal" officeooo:rsid="076ecb87" style:font-style-asian="normal" style:font-style-complex="normal"/>
    </style:style>
    <style:style style:name="T39" style:family="text">
      <style:text-properties style:text-position="9% 100%" fo:language="en" fo:country="US" fo:font-style="normal" officeooo:rsid="0799c194" style:font-style-asian="normal" style:font-style-complex="normal"/>
    </style:style>
    <style:style style:name="T40" style:family="text">
      <style:text-properties style:text-position="9% 100%" fo:language="en" fo:country="US" fo:font-style="normal" officeooo:rsid="079c961f" style:font-style-asian="normal" style:font-style-complex="normal"/>
    </style:style>
    <style:style style:name="T41" style:family="text">
      <style:text-properties style:text-position="9% 100%" fo:language="en" fo:country="US" fo:font-style="normal" officeooo:rsid="079e47ea" style:font-style-asian="normal" style:font-style-complex="normal"/>
    </style:style>
    <style:style style:name="T42" style:family="text">
      <style:text-properties style:text-position="9% 100%" fo:language="en" fo:country="US" fo:font-style="normal" officeooo:rsid="07a04038" style:font-style-asian="normal" style:font-style-complex="normal"/>
    </style:style>
    <style:style style:name="T43" style:family="text">
      <style:text-properties style:text-position="9% 100%" fo:language="en" fo:country="US" fo:font-style="normal" officeooo:rsid="07a135e7" style:font-style-asian="normal" style:font-style-complex="normal"/>
    </style:style>
    <style:style style:name="T44" style:family="text">
      <style:text-properties style:text-position="9% 100%" fo:language="en" fo:country="US" fo:font-style="normal" officeooo:rsid="07a47b70" style:font-style-asian="normal" style:font-style-complex="normal"/>
    </style:style>
    <style:style style:name="T45" style:family="text">
      <style:text-properties style:text-position="9% 100%" fo:language="en" fo:country="US" fo:font-style="normal" officeooo:rsid="07a8411c" style:font-style-asian="normal" style:font-style-complex="normal"/>
    </style:style>
    <style:style style:name="T46" style:family="text">
      <style:text-properties style:text-position="9% 100%" fo:language="en" fo:country="US" fo:font-style="normal" officeooo:rsid="07aad6f2" style:font-style-asian="normal" style:font-style-complex="normal"/>
    </style:style>
    <style:style style:name="T47" style:family="text">
      <style:text-properties style:text-position="9% 100%" fo:language="en" fo:country="US" fo:font-style="normal" officeooo:rsid="07ab5c39" style:font-style-asian="normal" style:font-style-complex="normal"/>
    </style:style>
    <style:style style:name="T48" style:family="text">
      <style:text-properties style:text-position="9% 100%" fo:language="en" fo:country="US" fo:font-style="normal" fo:font-weight="bold" officeooo:rsid="072d6af5" style:font-style-asian="normal" style:font-weight-asian="bold" style:font-style-complex="normal" style:font-weight-complex="bold"/>
    </style:style>
    <style:style style:name="T49" style:family="text">
      <style:text-properties style:text-position="9% 100%" fo:language="en" fo:country="US" fo:font-style="normal" fo:font-weight="bold" officeooo:rsid="074add0f" style:font-style-asian="normal" style:font-weight-asian="bold" style:font-style-complex="normal" style:font-weight-complex="bold"/>
    </style:style>
    <style:style style:name="T50" style:family="text">
      <style:text-properties style:text-position="9% 100%" fo:language="en" fo:country="US" fo:font-style="normal" fo:font-weight="bold" officeooo:rsid="074df0dc" style:font-style-asian="normal" style:font-weight-asian="bold" style:font-style-complex="normal" style:font-weight-complex="bold"/>
    </style:style>
    <style:style style:name="T51" style:family="text">
      <style:text-properties style:text-position="9% 100%" fo:language="en" fo:country="US" fo:font-style="normal" fo:font-weight="bold" officeooo:rsid="075825a0" style:font-style-asian="normal" style:font-weight-asian="bold" style:font-style-complex="normal" style:font-weight-complex="bold"/>
    </style:style>
    <style:style style:name="T52" style:family="text">
      <style:text-properties style:text-position="9% 100%" fo:language="en" fo:country="US" fo:font-style="normal" fo:font-weight="bold" officeooo:rsid="079c961f" style:font-style-asian="normal" style:font-weight-asian="bold" style:font-style-complex="normal" style:font-weight-complex="bold"/>
    </style:style>
    <style:style style:name="T53" style:family="text">
      <style:text-properties style:text-position="9% 100%" fo:language="en" fo:country="US" fo:font-style="normal" fo:font-weight="bold" officeooo:rsid="07a135e7" style:font-style-asian="normal" style:font-weight-asian="bold" style:font-style-complex="normal" style:font-weight-complex="bold"/>
    </style:style>
    <style:style style:name="T54" style:family="text">
      <style:text-properties style:text-position="9% 100%" fo:language="en" fo:country="US" fo:font-style="normal" fo:font-weight="bold" officeooo:rsid="0782ecd0" style:font-style-asian="normal" style:font-weight-asian="bold" style:font-style-complex="normal" style:font-weight-complex="bold"/>
    </style:style>
    <style:style style:name="T55" style:family="text">
      <style:text-properties style:text-position="9% 100%" fo:language="en" fo:country="US" fo:font-style="normal" fo:font-weight="bold" officeooo:rsid="07a47b70" style:font-style-asian="normal" style:font-weight-asian="bold" style:font-style-complex="normal" style:font-weight-complex="bold"/>
    </style:style>
    <style:style style:name="T56" style:family="text">
      <style:text-properties style:text-position="9% 100%" fo:language="en" fo:country="US" fo:font-style="normal" fo:font-weight="bold" officeooo:rsid="07aad6f2" style:font-style-asian="normal" style:font-weight-asian="bold" style:font-style-complex="normal" style:font-weight-complex="bold"/>
    </style:style>
    <style:style style:name="T57" style:family="text">
      <style:text-properties style:text-position="9% 100%" fo:language="en" fo:country="US" fo:font-style="normal" fo:font-weight="normal" officeooo:rsid="074add0f" style:font-style-asian="normal" style:font-weight-asian="normal" style:font-style-complex="normal" style:font-weight-complex="normal"/>
    </style:style>
    <style:style style:name="T58" style:family="text">
      <style:text-properties style:text-position="9% 100%" fo:language="en" fo:country="US" fo:font-style="normal" fo:font-weight="normal" officeooo:rsid="0782ecd0" style:font-style-asian="normal" style:font-weight-asian="normal" style:font-style-complex="normal" style:font-weight-complex="normal"/>
    </style:style>
    <style:style style:name="T59" style:family="text">
      <style:text-properties style:text-position="9% 100%" fo:language="en" fo:country="US" fo:font-style="normal" fo:font-weight="normal" officeooo:rsid="07a3e433" style:font-style-asian="normal" style:font-weight-asian="normal" style:font-style-complex="normal" style:font-weight-complex="normal"/>
    </style:style>
    <style:style style:name="T60" style:family="text">
      <style:text-properties style:text-position="9% 100%" fo:language="en" fo:country="US" fo:font-style="normal" fo:font-weight="normal" officeooo:rsid="07a47b70" style:font-style-asian="normal" style:font-weight-asian="normal" style:font-style-complex="normal" style:font-weight-complex="normal"/>
    </style:style>
    <style:style style:name="T61" style:family="text">
      <style:text-properties style:text-position="9% 100%" fo:language="en" fo:country="US" fo:font-style="normal" fo:font-weight="normal" officeooo:rsid="079c961f" style:font-style-asian="normal" style:font-weight-asian="normal" style:font-style-complex="normal" style:font-weight-complex="normal"/>
    </style:style>
    <style:style style:name="T62" style:family="text">
      <style:text-properties style:text-position="9% 100%" fo:language="en" fo:country="US" fo:font-weight="bold" style:font-weight-asian="bold" style:font-weight-complex="bold"/>
    </style:style>
    <style:style style:name="T63" style:family="text">
      <style:text-properties style:text-position="9% 100%" fo:language="en" fo:country="US" fo:font-weight="bold" officeooo:rsid="072d6af5" style:font-weight-asian="bold" style:font-weight-complex="bold"/>
    </style:style>
    <style:style style:name="T64" style:family="text">
      <style:text-properties style:text-position="9% 100%" fo:language="en" fo:country="US" fo:font-weight="bold" officeooo:rsid="073d0fef" style:font-weight-asian="bold" style:font-weight-complex="bold"/>
    </style:style>
    <style:style style:name="T65" style:family="text">
      <style:text-properties style:text-position="9% 100%" fo:language="en" fo:country="US" fo:font-weight="bold" officeooo:rsid="07422a33" style:font-weight-asian="bold" style:font-weight-complex="bold"/>
    </style:style>
    <style:style style:name="T66" style:family="text">
      <style:text-properties style:text-position="9% 100%" fo:language="en" fo:country="US" officeooo:rsid="072df8a2"/>
    </style:style>
    <style:style style:name="T67" style:family="text">
      <style:text-properties style:text-position="9% 100%" fo:language="en" fo:country="US" officeooo:rsid="072fc365"/>
    </style:style>
    <style:style style:name="T68" style:family="text">
      <style:text-properties style:text-position="9% 100%" fo:language="en" fo:country="US" officeooo:rsid="0730158c"/>
    </style:style>
    <style:style style:name="T69" style:family="text">
      <style:text-properties style:text-position="9% 100%" fo:language="en" fo:country="US" officeooo:rsid="07315bea"/>
    </style:style>
    <style:style style:name="T70" style:family="text">
      <style:text-properties style:text-position="9% 100%" fo:language="en" fo:country="US" officeooo:rsid="0731b689"/>
    </style:style>
    <style:style style:name="T71" style:family="text">
      <style:text-properties style:text-position="9% 100%" fo:language="en" fo:country="US" officeooo:rsid="07329d38"/>
    </style:style>
    <style:style style:name="T72" style:family="text">
      <style:text-properties style:text-position="9% 100%" fo:language="en" fo:country="US" officeooo:rsid="0732b315"/>
    </style:style>
    <style:style style:name="T73" style:family="text">
      <style:text-properties style:text-position="9% 100%" fo:language="en" fo:country="US" officeooo:rsid="07355814"/>
    </style:style>
    <style:style style:name="T74" style:family="text">
      <style:text-properties style:text-position="9% 100%" fo:language="en" fo:country="US" officeooo:rsid="073d0fef"/>
    </style:style>
    <style:style style:name="T75" style:family="text">
      <style:text-properties style:text-position="9% 100%" fo:language="en" fo:country="US" officeooo:rsid="073eb509"/>
    </style:style>
    <style:style style:name="T76" style:family="text">
      <style:text-properties style:text-position="9% 100%" fo:language="en" fo:country="US" officeooo:rsid="073f893e"/>
    </style:style>
    <style:style style:name="T77" style:family="text">
      <style:text-properties style:text-position="9% 100%" fo:language="en" fo:country="US" officeooo:rsid="07422a33"/>
    </style:style>
    <style:style style:name="T78" style:family="text">
      <style:text-properties style:text-position="9% 100%" fo:language="en" fo:country="US" officeooo:rsid="0744198c"/>
    </style:style>
    <style:style style:name="T79" style:family="text">
      <style:text-properties style:text-position="9% 100%" fo:language="en" fo:country="US" officeooo:rsid="0744b058"/>
    </style:style>
    <style:style style:name="T80" style:family="text">
      <style:text-properties style:text-position="9% 100%" fo:language="en" fo:country="US" style:font-weight-complex="normal"/>
    </style:style>
    <style:style style:name="T81" style:family="text">
      <style:text-properties style:text-position="9% 100%" fo:language="en" fo:country="US" fo:font-style="italic" style:font-style-asian="italic" style:font-style-complex="italic"/>
    </style:style>
    <style:style style:name="T82" style:family="text">
      <style:text-properties style:text-position="9% 100%" fo:language="en" fo:country="US" fo:font-style="italic" officeooo:rsid="075825a0" style:font-style-asian="italic" style:font-style-complex="italic"/>
    </style:style>
    <style:style style:name="T83" style:family="text">
      <style:text-properties style:text-position="9% 100%" fo:language="en" fo:country="US" fo:font-style="italic" officeooo:rsid="075dc2df" style:font-style-asian="italic" style:font-style-complex="italic"/>
    </style:style>
    <style:style style:name="T84" style:family="text">
      <style:text-properties style:text-position="9% 100%" fo:language="en" fo:country="US" fo:font-style="italic" officeooo:rsid="079f6dc4" style:font-style-asian="italic" style:font-style-complex="italic"/>
    </style:style>
    <style:style style:name="T85" style:family="text">
      <style:text-properties style:text-position="9% 100%" fo:language="en" fo:country="US" officeooo:rsid="076623ef"/>
    </style:style>
    <style:style style:name="T86" style:family="text">
      <style:text-properties style:text-position="9% 100%" fo:language="en" fo:country="US" officeooo:rsid="07674a1e"/>
    </style:style>
    <style:style style:name="T87" style:family="text">
      <style:text-properties style:text-position="9% 100%" fo:language="en" fo:country="US" officeooo:rsid="0767fa97"/>
    </style:style>
    <style:style style:name="T88" style:family="text">
      <style:text-properties style:text-position="9% 100%" fo:language="en" fo:country="US" officeooo:rsid="076b77ab"/>
    </style:style>
    <style:style style:name="T89" style:family="text">
      <style:text-properties style:text-position="9% 100%" fo:language="en" fo:country="US" officeooo:rsid="076cc9d9"/>
    </style:style>
    <style:style style:name="T90" style:family="text">
      <style:text-properties style:use-window-font-color="true" style:font-name="Times New Roman" fo:font-size="12pt" fo:language="en" fo:country="US" officeooo:rsid="07143472" style:font-size-asian="12pt" style:font-name-complex="David CLM" style:font-size-complex="12pt"/>
    </style:style>
    <style:style style:name="T91" style:family="text">
      <style:text-properties officeooo:rsid="0713f384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737526a"/>
    </style:style>
    <style:style style:name="T94" style:family="text">
      <style:text-properties fo:language="en" fo:country="US" officeooo:rsid="073885c0"/>
    </style:style>
    <style:style style:name="T95" style:family="text">
      <style:text-properties fo:language="en" fo:country="US" fo:font-style="italic" style:font-style-asian="italic" style:font-style-complex="italic"/>
    </style:style>
    <style:style style:name="T96" style:family="text">
      <style:text-properties fo:language="en" fo:country="US" fo:font-style="italic" officeooo:rsid="074add0f" style:font-style-asian="italic" style:font-style-complex="italic"/>
    </style:style>
    <style:style style:name="T97" style:family="text">
      <style:text-properties fo:language="en" fo:country="US" fo:font-style="italic" officeooo:rsid="073b1c97" style:font-style-asian="italic" style:font-style-complex="italic"/>
    </style:style>
    <style:style style:name="T98" style:family="text">
      <style:text-properties fo:language="en" fo:country="US" fo:font-style="italic" officeooo:rsid="07731110" style:font-style-asian="italic" style:font-style-complex="italic"/>
    </style:style>
    <style:style style:name="T99" style:family="text">
      <style:text-properties fo:language="en" fo:country="US" fo:font-style="italic" officeooo:rsid="079500c7" style:font-style-asian="italic" style:font-style-complex="italic"/>
    </style:style>
    <style:style style:name="T100" style:family="text">
      <style:text-properties fo:language="en" fo:country="US" fo:font-style="italic" fo:font-weight="normal" officeooo:rsid="0780a723" style:font-style-asian="italic" style:font-weight-asian="normal" style:font-style-complex="italic" style:font-weight-complex="normal"/>
    </style:style>
    <style:style style:name="T101" style:family="text">
      <style:text-properties fo:language="en" fo:country="US" fo:font-style="italic" fo:font-weight="normal" officeooo:rsid="07b2426c" style:font-style-asian="italic" style:font-weight-asian="normal" style:font-style-complex="italic" style:font-weight-complex="normal"/>
    </style:style>
    <style:style style:name="T102" style:family="text">
      <style:text-properties fo:language="en" fo:country="US" fo:font-style="normal" style:font-style-asian="normal" style:font-style-complex="normal"/>
    </style:style>
    <style:style style:name="T103" style:family="text">
      <style:text-properties fo:language="en" fo:country="US" fo:font-style="normal" officeooo:rsid="073b1c97" style:font-style-asian="normal" style:font-style-complex="normal"/>
    </style:style>
    <style:style style:name="T104" style:family="text">
      <style:text-properties fo:language="en" fo:country="US" fo:font-style="normal" officeooo:rsid="073885c0" style:font-style-asian="normal" style:font-style-complex="normal"/>
    </style:style>
    <style:style style:name="T105" style:family="text">
      <style:text-properties fo:language="en" fo:country="US" fo:font-style="normal" officeooo:rsid="0735b588" style:font-style-asian="normal" style:font-style-complex="normal"/>
    </style:style>
    <style:style style:name="T106" style:family="text">
      <style:text-properties fo:language="en" fo:country="US" fo:font-style="normal" officeooo:rsid="074bb455" style:font-style-asian="normal" style:font-style-complex="normal"/>
    </style:style>
    <style:style style:name="T107" style:family="text">
      <style:text-properties fo:language="en" fo:country="US" fo:font-style="normal" officeooo:rsid="074df0dc" style:font-style-asian="normal" style:font-style-complex="normal"/>
    </style:style>
    <style:style style:name="T108" style:family="text">
      <style:text-properties fo:language="en" fo:country="US" fo:font-style="normal" officeooo:rsid="075028d2" style:font-style-asian="normal" style:font-style-complex="normal"/>
    </style:style>
    <style:style style:name="T109" style:family="text">
      <style:text-properties fo:language="en" fo:country="US" fo:font-style="normal" officeooo:rsid="07531520" style:font-style-asian="normal" style:font-style-complex="normal"/>
    </style:style>
    <style:style style:name="T110" style:family="text">
      <style:text-properties fo:language="en" fo:country="US" fo:font-style="normal" officeooo:rsid="075bd16d" style:font-style-asian="normal" style:font-style-complex="normal"/>
    </style:style>
    <style:style style:name="T111" style:family="text">
      <style:text-properties fo:language="en" fo:country="US" fo:font-style="normal" officeooo:rsid="074add0f" style:font-style-asian="normal" style:font-style-complex="normal"/>
    </style:style>
    <style:style style:name="T112" style:family="text">
      <style:text-properties fo:language="en" fo:country="US" fo:font-style="normal" officeooo:rsid="07643a7e" style:font-style-asian="normal" style:font-style-complex="normal"/>
    </style:style>
    <style:style style:name="T113" style:family="text">
      <style:text-properties fo:language="en" fo:country="US" fo:font-style="normal" officeooo:rsid="076a3031" style:font-style-asian="normal" style:font-style-complex="normal"/>
    </style:style>
    <style:style style:name="T114" style:family="text">
      <style:text-properties fo:language="en" fo:country="US" fo:font-style="normal" officeooo:rsid="076ab2bc" style:font-style-asian="normal" style:font-style-complex="normal"/>
    </style:style>
    <style:style style:name="T115" style:family="text">
      <style:text-properties fo:language="en" fo:country="US" fo:font-style="normal" officeooo:rsid="077283af" style:font-style-asian="normal" style:font-style-complex="normal"/>
    </style:style>
    <style:style style:name="T116" style:family="text">
      <style:text-properties fo:language="en" fo:country="US" fo:font-style="normal" officeooo:rsid="07731110" style:font-style-asian="normal" style:font-style-complex="normal"/>
    </style:style>
    <style:style style:name="T117" style:family="text">
      <style:text-properties fo:language="en" fo:country="US" fo:font-style="normal" officeooo:rsid="07902398" style:font-style-asian="normal" style:font-style-complex="normal"/>
    </style:style>
    <style:style style:name="T118" style:family="text">
      <style:text-properties fo:language="en" fo:country="US" fo:font-style="normal" officeooo:rsid="07910afe" style:font-style-asian="normal" style:font-style-complex="normal"/>
    </style:style>
    <style:style style:name="T119" style:family="text">
      <style:text-properties fo:language="en" fo:country="US" fo:font-style="normal" officeooo:rsid="07917977" style:font-style-asian="normal" style:font-style-complex="normal"/>
    </style:style>
    <style:style style:name="T120" style:family="text">
      <style:text-properties fo:language="en" fo:country="US" fo:font-style="normal" officeooo:rsid="0791c30e" style:font-style-asian="normal" style:font-style-complex="normal"/>
    </style:style>
    <style:style style:name="T121" style:family="text">
      <style:text-properties fo:language="en" fo:country="US" fo:font-style="normal" officeooo:rsid="0793463a" style:font-style-asian="normal" style:font-style-complex="normal"/>
    </style:style>
    <style:style style:name="T122" style:family="text">
      <style:text-properties fo:language="en" fo:country="US" fo:font-style="normal" officeooo:rsid="07956fd9" style:font-style-asian="normal" style:font-style-complex="normal"/>
    </style:style>
    <style:style style:name="T123" style:family="text">
      <style:text-properties fo:language="en" fo:country="US" fo:font-style="normal" officeooo:rsid="0796bbc5" style:font-style-asian="normal" style:font-style-complex="normal"/>
    </style:style>
    <style:style style:name="T124" style:family="text">
      <style:text-properties fo:language="en" fo:country="US" fo:font-style="normal" officeooo:rsid="07972ea9" style:font-style-asian="normal" style:font-style-complex="normal"/>
    </style:style>
    <style:style style:name="T125" style:family="text">
      <style:text-properties fo:language="en" fo:country="US" fo:font-style="normal" officeooo:rsid="079ad6ef" style:font-style-asian="normal" style:font-style-complex="normal"/>
    </style:style>
    <style:style style:name="T126" style:family="text">
      <style:text-properties fo:language="en" fo:country="US" fo:font-style="normal" officeooo:rsid="079b2aca" style:font-style-asian="normal" style:font-style-complex="normal"/>
    </style:style>
    <style:style style:name="T12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8" style:family="text">
      <style:text-properties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29" style:family="text">
      <style:text-properties fo:language="en" fo:country="US" fo:font-style="normal" fo:font-weight="normal" officeooo:rsid="0780a723" style:font-style-asian="normal" style:font-weight-asian="normal" style:font-style-complex="normal" style:font-weight-complex="normal"/>
    </style:style>
    <style:style style:name="T130" style:family="text">
      <style:text-properties fo:language="en" fo:country="US" fo:font-style="normal" fo:font-weight="normal" officeooo:rsid="07818fd5" style:font-style-asian="normal" style:font-weight-asian="normal" style:font-style-complex="normal" style:font-weight-complex="normal"/>
    </style:style>
    <style:style style:name="T131" style:family="text">
      <style:text-properties fo:language="en" fo:country="US" fo:font-style="normal" fo:font-weight="normal" officeooo:rsid="078230c9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7b2426c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78e08c4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bold" officeooo:rsid="07902398" style:font-style-asian="normal" style:font-weight-asian="bold" style:font-style-complex="normal" style:font-weight-complex="bold"/>
    </style:style>
    <style:style style:name="T136" style:family="text">
      <style:text-properties fo:language="en" fo:country="US" fo:font-style="normal" fo:font-weight="bold" officeooo:rsid="079ad6ef" style:font-style-asian="normal" style:font-weight-asian="bold" style:font-style-complex="normal" style:font-weight-complex="bold"/>
    </style:style>
    <style:style style:name="T137" style:family="text">
      <style:text-properties fo:language="en" fo:country="US" fo:font-style="normal" fo:font-weight="bold" officeooo:rsid="078e08c4" style:font-style-asian="normal" style:font-weight-asian="bold" style:font-style-complex="normal" style:font-weight-complex="bold"/>
    </style:style>
    <style:style style:name="T138" style:family="text">
      <style:text-properties fo:language="en" fo:country="US" fo:font-style="normal" fo:font-weight="bold" officeooo:rsid="07b2426c" style:font-style-asian="normal" style:font-weight-asian="bold" style:font-style-complex="normal" style:font-weight-complex="bold"/>
    </style:style>
    <style:style style:name="T139" style:family="text">
      <style:text-properties fo:language="en" fo:country="US" officeooo:rsid="074df0dc"/>
    </style:style>
    <style:style style:name="T140" style:family="text">
      <style:text-properties fo:language="en" fo:country="US" fo:font-weight="bold" officeooo:rsid="074df0dc" style:font-weight-asian="bold" style:font-weight-complex="bold"/>
    </style:style>
    <style:style style:name="T141" style:family="text">
      <style:text-properties fo:language="en" fo:country="US" fo:font-weight="bold" officeooo:rsid="074add0f" style:font-weight-asian="bold" style:font-weight-complex="bold"/>
    </style:style>
    <style:style style:name="T142" style:family="text">
      <style:text-properties fo:language="en" fo:country="US" officeooo:rsid="07609ba1"/>
    </style:style>
    <style:style style:name="T143" style:family="text">
      <style:text-properties fo:language="en" fo:country="US" officeooo:rsid="074add0f"/>
    </style:style>
    <style:style style:name="T144" style:family="text">
      <style:text-properties fo:language="en" fo:country="US" officeooo:rsid="0762696e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782ecd0" style:font-weight-asian="bold" style:font-weight-complex="bold"/>
    </style:style>
    <style:style style:name="T147" style:family="text">
      <style:text-properties fo:font-weight="bold" officeooo:rsid="0785f2f7" style:font-weight-asian="bold" style:font-weight-complex="bold"/>
    </style:style>
    <style:style style:name="T148" style:family="text">
      <style:text-properties fo:font-weight="bold" officeooo:rsid="078e08c4" style:font-weight-asian="bold" style:font-weight-complex="bold"/>
    </style:style>
    <style:style style:name="T149" style:family="text">
      <style:text-properties fo:font-weight="bold" officeooo:rsid="07b2426c" style:font-weight-asian="bold" style:font-weight-complex="bold"/>
    </style:style>
    <style:style style:name="T150" style:family="text">
      <style:text-properties fo:font-weight="bold" officeooo:rsid="07b45726" style:font-weight-asian="bold" style:font-weight-complex="bold"/>
    </style:style>
    <style:style style:name="T151" style:family="text">
      <style:text-properties style:text-position="sub 58%"/>
    </style:style>
    <style:style style:name="T152" style:family="text">
      <style:text-properties style:text-position="sub 58%" fo:language="en" fo:country="US" officeooo:rsid="0737526a"/>
    </style:style>
    <style:style style:name="T153" style:family="text">
      <style:text-properties style:text-position="sub 58%" fo:language="en" fo:country="US" officeooo:rsid="073885c0"/>
    </style:style>
    <style:style style:name="T154" style:family="text">
      <style:text-properties style:text-position="sub 58%" fo:language="en" fo:country="US" fo:font-style="normal" officeooo:rsid="073885c0" style:font-style-asian="normal" style:font-style-complex="normal"/>
    </style:style>
    <style:style style:name="T155" style:family="text">
      <style:text-properties style:text-position="sub 58%" fo:language="en" fo:country="US" fo:font-style="normal" officeooo:rsid="0737526a" style:font-style-asian="normal" style:font-style-complex="normal"/>
    </style:style>
    <style:style style:name="T156" style:family="text">
      <style:text-properties style:text-position="sub 58%" fo:language="en" fo:country="US" fo:font-style="normal" officeooo:rsid="0747a3d2" style:font-style-asian="normal" style:font-style-complex="normal"/>
    </style:style>
    <style:style style:name="T157" style:family="text">
      <style:text-properties style:text-position="sub 58%" fo:language="en" fo:country="US" fo:font-style="normal" officeooo:rsid="07731110" style:font-style-asian="normal" style:font-style-complex="normal"/>
    </style:style>
    <style:style style:name="T158" style:family="text">
      <style:text-properties style:text-position="sub 58%"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59" style:family="text">
      <style:text-properties style:text-position="sub 58%" fo:language="en" fo:country="US" officeooo:rsid="073885c0" style:font-style-complex="italic"/>
    </style:style>
    <style:style style:name="T160" style:family="text">
      <style:text-properties style:text-position="sub 58%" officeooo:rsid="07731110"/>
    </style:style>
    <style:style style:name="T161" style:family="text">
      <style:text-properties style:text-position="sub 58%" officeooo:rsid="0775a0c8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74bb455" style:font-weight-asian="normal" style:font-weight-complex="normal"/>
    </style:style>
    <style:style style:name="T164" style:family="text">
      <style:text-properties fo:font-weight="normal" officeooo:rsid="077bbbb7" style:font-weight-asian="normal" style:font-weight-complex="normal"/>
    </style:style>
    <style:style style:name="T165" style:family="text">
      <style:text-properties fo:font-weight="normal" officeooo:rsid="0775a0c8" style:font-weight-asian="normal" style:font-weight-complex="normal"/>
    </style:style>
    <style:style style:name="T166" style:family="text">
      <style:text-properties fo:font-weight="normal" officeooo:rsid="07b2abce" style:font-weight-asian="normal" style:font-weight-complex="normal"/>
    </style:style>
    <style:style style:name="T167" style:family="text">
      <style:text-properties fo:font-weight="normal" officeooo:rsid="07b80692" style:font-weight-asian="normal" style:font-weight-complex="normal"/>
    </style:style>
    <style:style style:name="T168" style:family="text">
      <style:text-properties fo:font-weight="normal" officeooo:rsid="07b90160" style:font-weight-asian="normal" style:font-weight-complex="normal"/>
    </style:style>
    <style:style style:name="T169" style:family="text">
      <style:text-properties style:font-name="Times New Roman" fo:font-size="12pt" style:font-size-asian="12pt" style:font-size-complex="12pt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officeooo:rsid="07848fb4" style:font-style-asian="italic" style:font-style-complex="italic"/>
    </style:style>
    <style:style style:name="T172" style:family="text">
      <style:text-properties fo:font-style="italic" officeooo:rsid="07b2426c" style:font-style-asian="italic" style:font-style-complex="italic"/>
    </style:style>
    <style:style style:name="T173" style:family="text">
      <style:text-properties officeooo:rsid="07731110"/>
    </style:style>
    <style:style style:name="T174" style:family="text">
      <style:text-properties style:text-position="0% 100%"/>
    </style:style>
    <style:style style:name="T175" style:family="text">
      <style:text-properties style:text-position="0% 100%" officeooo:rsid="0774b79a"/>
    </style:style>
    <style:style style:name="T176" style:family="text">
      <style:text-properties style:text-position="0% 100%" officeooo:rsid="07731110"/>
    </style:style>
    <style:style style:name="T177" style:family="text">
      <style:text-properties style:text-position="0% 100%" officeooo:rsid="0775a0c8"/>
    </style:style>
    <style:style style:name="T178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179" style:family="text">
      <style:text-properties style:text-position="0% 100%" fo:language="en" fo:country="US" fo:font-style="normal" fo:font-weight="normal" officeooo:rsid="07731110" style:font-style-asian="normal" style:font-weight-asian="normal" style:font-style-complex="normal" style:font-weight-complex="normal"/>
    </style:style>
    <style:style style:name="T180" style:family="text">
      <style:text-properties style:text-position="0% 100%" fo:language="en" fo:country="US" fo:font-style="normal" fo:font-weight="normal" officeooo:rsid="0774b79a" style:font-style-asian="normal" style:font-weight-asian="normal" style:font-style-complex="normal" style:font-weight-complex="normal"/>
    </style:style>
    <style:style style:name="T181" style:family="text">
      <style:text-properties style:text-position="0% 100%" fo:language="en" fo:country="US" fo:font-style="normal" fo:font-weight="normal" officeooo:rsid="077a0c78" style:font-style-asian="normal" style:font-weight-asian="normal" style:font-style-complex="normal" style:font-weight-complex="normal"/>
    </style:style>
    <style:style style:name="T182" style:family="text">
      <style:text-properties style:text-position="0% 100%" fo:language="en" fo:country="US" fo:font-style="normal" fo:font-weight="normal" officeooo:rsid="07bc08ef" style:font-style-asian="normal" style:font-weight-asian="normal" style:font-style-complex="normal" style:font-weight-complex="normal"/>
    </style:style>
    <style:style style:name="T183" style:family="text">
      <style:text-properties style:text-position="0% 100%" fo:language="en" fo:country="US" fo:font-style="normal" fo:font-weight="normal" officeooo:rsid="07bf0a8e" style:font-style-asian="normal" style:font-weight-asian="normal" style:font-style-complex="normal" style:font-weight-complex="normal"/>
    </style:style>
    <style:style style:name="T184" style:family="text">
      <style:text-properties style:text-position="0% 100%" fo:language="en" fo:country="US" fo:font-style="normal" fo:font-weight="normal" officeooo:rsid="07c10914" style:font-style-asian="normal" style:font-weight-asian="normal" style:font-style-complex="normal" style:font-weight-complex="normal"/>
    </style:style>
    <style:style style:name="T185" style:family="text">
      <style:text-properties style:text-position="0% 100%" fo:language="en" fo:country="US" fo:font-style="normal" fo:font-weight="normal" officeooo:rsid="07ba87b6" style:font-style-asian="normal" style:font-weight-asian="normal" style:font-style-complex="normal" style:font-weight-complex="normal"/>
    </style:style>
    <style:style style:name="T186" style:family="text">
      <style:text-properties style:text-position="0% 100%" fo:language="en" fo:country="US" fo:font-style="normal" fo:font-weight="normal" officeooo:rsid="07c3522c" style:font-style-asian="normal" style:font-weight-asian="normal" style:font-style-complex="normal" style:font-weight-complex="normal"/>
    </style:style>
    <style:style style:name="T187" style:family="text">
      <style:text-properties style:text-position="0% 100%" officeooo:rsid="077c5a64"/>
    </style:style>
    <style:style style:name="T188" style:family="text">
      <style:text-properties style:text-position="0% 100%" officeooo:rsid="07bc08ef"/>
    </style:style>
    <style:style style:name="T189" style:family="text">
      <style:text-properties style:text-position="0% 100%" officeooo:rsid="07c10914"/>
    </style:style>
    <style:style style:name="T190" style:family="text">
      <style:text-properties style:text-position="0% 100%" officeooo:rsid="07c57e71"/>
    </style:style>
    <style:style style:name="T191" style:family="text">
      <style:text-properties officeooo:rsid="077785ea"/>
    </style:style>
    <style:style style:name="T192" style:family="text">
      <style:text-properties officeooo:rsid="07798185"/>
    </style:style>
    <style:style style:name="T193" style:family="text">
      <style:text-properties officeooo:rsid="077c5a64"/>
    </style:style>
    <style:style style:name="T194" style:family="text">
      <style:text-properties officeooo:rsid="077d94e5"/>
    </style:style>
    <style:style style:name="T195" style:family="text">
      <style:text-properties officeooo:rsid="0780a723"/>
    </style:style>
    <style:style style:name="T196" style:family="text">
      <style:text-properties officeooo:rsid="07818fd5"/>
    </style:style>
    <style:style style:name="T197" style:family="text">
      <style:text-properties officeooo:rsid="0782ecd0"/>
    </style:style>
    <style:style style:name="T198" style:family="text">
      <style:text-properties officeooo:rsid="07848fb4"/>
    </style:style>
    <style:style style:name="T199" style:family="text">
      <style:text-properties officeooo:rsid="0785f2f7"/>
    </style:style>
    <style:style style:name="T200" style:family="text">
      <style:text-properties officeooo:rsid="078e08c4"/>
    </style:style>
    <style:style style:name="T201" style:family="text">
      <style:text-properties officeooo:rsid="07b01248"/>
    </style:style>
    <style:style style:name="T202" style:family="text">
      <style:text-properties officeooo:rsid="07b2426c"/>
    </style:style>
    <style:style style:name="T203" style:family="text">
      <style:text-properties officeooo:rsid="07bc08e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תיאום <text:span text:style-name="T91">תורמים</text:span></text:h>
      <text:p text:style-name="P11"><text:span text:style-name="T4">האלגורית</text:span><text:span text:style-name="T5">מי</text:span><text:span text:style-name="T4">ם</text:span><text:span text:style-name="T3"> של תקצוב השתתפותי, </text:span><text:span text:style-name="T5">שהצגנו </text:span><text:span text:style-name="T3">בחלק הראשון, נות</text:span><text:span text:style-name="T6">נים</text:span><text:span text:style-name="T3"> לאזרחים בחירה מסויימת בשאלה על מה להוציא את כספי המיסים, אבל עדיין אין להם בחירה האם וכמה מיסים לשלם</text:span><text:span text:style-name="T2">.</text:span></text:p>
      <text:p text:style-name="P12"><text:span text:style-name="T2">בחלק השני נדבר על אלגורית</text:span><text:span text:style-name="T5">מים מתקדמים </text:span><text:span text:style-name="T2">יותר, שמטרת</text:span><text:span text:style-name="T5">ם</text:span><text:span text:style-name="T2"> לעודד את האזרחים לשלם מיסים מרצונם החופשי. החזון </text:span><text:span text:style-name="T7">הוא</text:span><text:span text:style-name="T2">, שבעתיד לא יהיה בכלל צורך בכפיה; בינתיים </text:span><text:span text:style-name="T8">זה נראה חזון רחוק, אבל אנחנו כאנשי מדעי-המחשב</text:span><text:span text:style-name="T9"> </text:span><text:span text:style-name="T10">חושבים קדימה ו</text:span><text:span text:style-name="T9">כבר</text:span><text:span text:style-name="T8"> מכינים את התשתית. <text:s/></text:span></text:p>
      <text:p text:style-name="P12"><text:span text:style-name="T11">כדי להסביר למה בכלל צריך אלגוריתם, ואיך אלגוריתם יכול לעזור כאן, נתחיל בדוגמה. נניח שבעיר מסויימת יש שלושה מבנים – מגרש כדורסל, מועדון שחמט, </text:span><text:span text:style-name="T18">וספריה ציבורית</text:span><text:span text:style-name="T12">. המבנים כבר נבנו (הם תוקצבו, נניח, ע"י האלגוריתם לתקצוב השתתפותי שלמדנו קודם, או בשיטה אחרת כלשהי). אבל עכשיו צריך לתפעל אותם (לנקות, לשלם לשומרים וכד’).</text:span></text:p>
      <text:p text:style-name="P13"><text:span text:style-name="T2">נניח שהתחזוקה של כל אחד מהמבנים האלה, לשעה יומית, עולה 1000 ש"ח </text:span><text:span text:style-name="T15">לחודש</text:span><text:span text:style-name="T2">. </text:span><text:span text:style-name="T13">בימינו הכסף הזה מגיע מכספי מיסים הנגבים בכפיה, אבל לפי חזון החירות, </text:span><text:span text:style-name="T14">בעתיד הוא יגיע מתרומות התנדבותיות של האזרחים. </text:span><text:span text:style-name="T15">האזרחים ירצו לתרום אם הם יידעו שהתרומה שלהם תביא להם תועלת – בזכות התרומה שלהם, המבנים הללו יפעלו ויספקו שירותים להם ולבני-משפחותיהם.</text:span></text:p>
      <text:p text:style-name="P14"><text:span text:style-name="T16">לכל אזרח יש כמות שונה של כסף שהוא רוצה לתרום. </text:span><text:span text:style-name="T17">לצורך הדוגמה, נניח שיש שני אזרחים – עמי ותמי, וכל אחד מהם מוכן לתרום 3000 ש"ח בחודש. </text:span><text:span text:style-name="T19">אבל יש להם העדפות שונות: עמי מעדיף בילויים תחרותיים (כדורסל או שחמט), ותמי מעדיפה בילויים במקומות סגורים (שחמט או ספריה).</text:span></text:p>
      <text:p text:style-name="P14"><text:span text:style-name="T20">אם כל אחד מהם יתרום לבד, בלי תיאום, מסתבר שכל אחד יתרום כמות שווה לכל מקום שהוא רוצה לתמוך בו, והתוצאה תהיה: כדורסל = 1.5 שעות ביום, שחמט = 3 שעות ביום, ספריה = 1.5 שעות ביום. </text:span><text:span text:style-name="T21">כתוצאה מכך, לכל אחד מהאזרחים יהיו 4.5 שעות בילוי ביום (1.5+3). </text:span><text:span text:style-name="T22">זה כמובן טוב – טוב יותר ממה שכל אחד מהם יכל להשיג לבד עם 3000 ש"ח – אבל זה לא אופטימלי. </text:span><text:span text:style-name="T23">יש אפשרות טובה יותר. האם יש לכם רעיון מהי?</text:span></text:p>
      <text:p text:style-name="P14"><text:span text:style-name="T23">- תשובה: אם גם עמי וגם תמי יתרמו למועדון השחמט, אז יהיה אפשר להפעיל אותו 6 שעות ביום, ואז התועלת של שניהם תהיה 6 – כלומר יש כאן </text:span><text:span text:style-name="T25">שיפור פארטו חזק</text:span><text:span text:style-name="T23"> לעומת המצב שבו כל אחד תורם לבד. </text:span><text:span text:style-name="T28">התהליך הזה נקרא </text:span><text:span text:style-name="T48">תיאום תורמים</text:span><text:span text:style-name="T63"> – donor coordination</text:span><text:span text:style-name="T28">. </text:span><text:span text:style-name="T66">זהו תהליך שבו אנחנו אומרים לאנשים לאן כדאי להם לתרום, כדי להשיג שיפור-פארטו לגבי המצב שבו כל אחד תורם באופן עצמאי.</text:span></text:p>
      <text:p text:style-name="P15"><text:span text:style-name="T26">ה</text:span><text:span text:style-name="T24">ערה</text:span><text:span text:style-name="T2">: תיאום התורמים תלוי באופן משמעותי בפונקציות התועלת של האזרחים. בדוגמה למעלה הנחנו שפונקציית התועלת היא </text:span><text:span text:style-name="T24">אדיטיבית</text:span><text:span text:style-name="T2"> – התועלת שכל אזרח מפיק מהתקציב שווה </text:span><text:span text:style-name="T88">(עד כדי כפל בקבוע) </text:span><text:span text:style-name="T2">ל</text:span><text:span text:style-name="T24">סכום</text:span><text:span text:style-name="T2"> התרומות לנושאים שהוא תומך בהם. אז כשאין תיאום, התועלת של כל אזרח היא 3000+1500, וכשיש תיאום, התועלת היא 6000+0.</text:span></text:p>
      <text:p text:style-name="P15"><text:span text:style-name="T2">היה אפשר להניח הנחות אחרות. למשל, נניח שהתועלת שכל אזרח מפיק מהתקציב שווה ל</text:span><text:span text:style-name="T24">מינימום </text:span><text:span text:style-name="T2">התרומות לנושאים שהוא </text:span><text:span text:style-name="T67">תומך בהם. במקרה זה, </text:span><text:span text:style-name="T68">כאשר אין תיאום, התועלת של כל אזרח שווה ל 1500 (מינימום בין 1500 ל-3000). <text:s/>כשיש תיאום, התיאום כאן יתבצע בצורה שונה: התיאום ימליץ לעמי לתרום 2000 לכדורסל ו-1000 לשחמט, ולתמי לתרום 1000 לשחמט ו-2000 לספריה. במצב זה התועלת של כל </text:span><text:soft-page-break/><text:span text:style-name="T68">אזרח תהיה 2000, כי כל אחד משני הנושאים שהוא תומך בהם מקבל תקציב של 2000. </text:span><text:span text:style-name="T69">גם כאן, התיאום מביא לשיפור פארטו </text:span><text:span text:style-name="T70">חזק לעומת מצב של חוסר-תיאום.</text:span></text:p>
      <text:p text:style-name="P16"><text:span text:style-name="T2">בהרצאה זו </text:span><text:span text:style-name="T71">נתמקד במקרה שבו </text:span><text:span text:style-name="T2">פונקציות התועלת הן </text:span><text:span text:style-name="T24">אדיטיביות</text:span><text:span text:style-name="T2">. </text:span><text:span text:style-name="T72">ההרחבה לפונקציות תועלת אחרות היא נושא למחקר </text:span><text:span text:style-name="T89">עתידי</text:span><text:span text:style-name="T72">.</text:span></text:p>
      <text:p text:style-name="P21"><text:span text:style-name="T73">ה</text:span><text:span text:style-name="T2">גדרת הבעיה</text:span></text:p>
      <text:p text:style-name="P5">נתונים <text:span text:style-name="T92">n אזרחים. לכל אזרח i יש סכום-כסף מסויים שהוא מוכן לתרום, נניח C</text:span><text:span text:style-name="T152">i</text:span><text:span text:style-name="T92">. </text:span><text:span text:style-name="T93">נסמן ב-C את סכום כל התרומות.</text:span></text:p>
      <text:p text:style-name="P6"><text:span text:style-name="T92">יש m נושאים. לכל אזרח </text:span><text:span text:style-name="T94">i </text:span><text:span text:style-name="T92">יש תת-קבוצה </text:span><text:span text:style-name="T94">A</text:span><text:span text:style-name="T153">i</text:span><text:span text:style-name="T94"> </text:span><text:span text:style-name="T92">של נושאים שהוא תומך בהם.</text:span></text:p>
      <text:p text:style-name="P7"><text:span text:style-name="T92">המטרה היא לחשב </text:span><text:span text:style-name="T144">וקטור D המגדיר את סכום התרומה לכל</text:span><text:span text:style-name="T142"> נושא, כך שסכום כל ההעברות הוא C.</text:span></text:p>
      <text:p text:style-name="P9"><text:span text:style-name="T97">התועלת</text:span><text:span text:style-name="T103"> של כל אזרח i מהוקטור D שווה לסכום כל התרומות שניתנו לנושאים מתוך </text:span><text:span text:style-name="T104">A</text:span><text:span text:style-name="T154">i</text:span><text:span text:style-name="T104"> </text:span><text:span text:style-name="T103">. </text:span><text:span text:style-name="T112">לדוגמה, אם </text:span><text:span text:style-name="T114">עמי</text:span><text:span text:style-name="T112"> תומך בשחמט וכדורסל, והתקציב נותן 1000 לשחמט, 2000 לכדורסל ו-4000 לספריה, אז התועלת של</text:span><text:span text:style-name="T114">ו</text:span><text:span text:style-name="T112"> 3000.</text:span></text:p>
      <text:p text:style-name="P8"><text:span text:style-name="T95">אלגוריתם תיאום תורמים</text:span><text:span text:style-name="T102"> הוא אלגוריתם המקבל כקלט את הסכומים </text:span><text:span text:style-name="T105">C</text:span><text:span text:style-name="T155">i </text:span><text:span text:style-name="T102">והקבוצות </text:span><text:span text:style-name="T104">A</text:span><text:span text:style-name="T154">i</text:span><text:span text:style-name="T102">, ומוציא כפלט את </text:span><text:span text:style-name="T112">הוקטור D.</text:span></text:p>
      <text:p text:style-name="Heading_20_2"><text:span text:style-name="T73">ת</text:span><text:span text:style-name="T2">כונות </text:span><text:span text:style-name="T73">רצויות</text:span><text:span text:style-name="T2"> </text:span></text:p>
      <text:p text:style-name="P17"><text:span text:style-name="T2">יש כמה תכונות שהיינו רוצים שיהיו לאלגוריתם תיאום תורמים – </text:span><text:span text:style-name="T78">את כולן כבר ראינו בהקשרים אחרים, </text:span><text:span text:style-name="T85">וזו הזדמנות טובה לחזור על התכונות הללו ולראות איך הן מתבטאות בהקשר נוסף.</text:span></text:p>
      <text:p text:style-name="P20"><text:span text:style-name="T2">א. </text:span><text:span text:style-name="T64">יעילות פארטו</text:span><text:span text:style-name="T74">: </text:span><text:span text:style-name="T75">לא קיים וקטור </text:span><text:span text:style-name="T86">'</text:span><text:span text:style-name="T35">D</text:span><text:span text:style-name="T75"> הנותן תועלת גדולה או שווה לכולם, ותועלת גדולה </text:span><text:span text:style-name="T76">ממש</text:span><text:span text:style-name="T75"> למישהו.</text:span></text:p>
      <text:p text:style-name="P18"><text:span text:style-name="T75">ב. </text:span><text:span text:style-name="T65">עידוד השתתפות</text:span><text:span text:style-name="T77"> (individual rationality): </text:span><text:span text:style-name="T78">התועלת שכל א</text:span><text:span text:style-name="T79">זרח</text:span><text:span text:style-name="T78"> מפיק מהשתתפות </text:span><text:span text:style-name="T79">באלגוריתם גדולה לפחות כמו התועלת שהיתה לו אילו היה תורם באופן עצמאי.</text:span></text:p>
      <text:p text:style-name="P19"><text:span text:style-name="T2">ג. </text:span><text:span text:style-name="T62">גילוי אמת</text:span><text:span text:style-name="T80"> (truthfulness):</text:span><text:span text:style-name="T2"> לכל אזרח i כד</text:span><text:span text:style-name="T87">א</text:span><text:span text:style-name="T2">י לגלות את הקבוצה </text:span><text:span text:style-name="T27">A</text:span><text:span text:style-name="T159">i</text:span><text:span text:style-name="T2"> האמיתית, לא משנה מה </text:span><text:span text:style-name="T87">עושים</text:span><text:span text:style-name="T2"> </text:span><text:span text:style-name="T87">האזרחים </text:span><text:span text:style-name="T2">האחרים.</text:span></text:p>
      <text:p text:style-name="P22"><text:span text:style-name="T73">א</text:span><text:span text:style-name="T2">לגוריתמים</text:span></text:p>
      <text:p text:style-name="P48"><text:span text:style-name="T92">נראה שלושה אלגוריתמים עם תכונות שונות. נדגים את כל האלגוריתמים על הדוגמה הבאה:</text:span></text:p>
      <text:p text:style-name="P32"><text:span text:style-name="T197">יש 4 נושאים (א,ב,ג,ד) ו-5 אזרחים, כל אחד תורם 100, והם תומכים בנושאים הבאים: </text:span><text:span text:style-name="T146">אב, אג, אד, בג, א</text:span><text:span text:style-name="T197">.</text:span></text:p>
      <text:p text:style-name="P41"><text:span text:style-name="T142">1. הדרך המקובלת </text:span><text:span text:style-name="T92">להשיג יעילות פארטו, שכבר ראינו בעבר, היא למקסם פונקציה כלשהי.</text:span><text:span text:style-name="T143"> </text:span><text:span text:style-name="T141">האלגוריתם </text:span><text:span text:style-name="T140">האוטיליטרי</text:span><text:span text:style-name="T139"> (utilitarian) מחשב וקטור הממקסם את </text:span><text:span text:style-name="T96">סכום התועלות</text:span><text:span text:style-name="T111"> - </text:span><text:span text:style-name="T106">הוקטור D שעבורו סכום התועלת של כל </text:span><text:span text:style-name="T108">האזרחים</text:span><text:span text:style-name="T106"> הוא הגדול ביותר. </text:span><text:span text:style-name="T107">איך מוצאים</text:span><text:span text:style-name="T106"> את </text:span><text:span text:style-name="T107">D הזה? אחרי מעט מחשבה, קל להבין שכדי למקסם את סכום התועלות, צריך להשקיע את כל התקציב C רק בנושאים שמספר התומכים בהם הוא הגדול ביותר. במקרה הקיצוני, אם יש נושא אחד שתומכים בו, נניח, </text:span><text:span text:style-name="T125">1000 </text:span><text:span text:style-name="T107">איש, ובשאר הנושאים תומכים </text:span><text:soft-page-break/><text:span text:style-name="T126">9</text:span><text:span text:style-name="T107">99 איש או פחות, א</text:span><text:span text:style-name="T109">ז האלגוריתם האוטיליטרי ייתן את כל התקציב לנושא זה, כי כל שקל שמשקיעים בנושא זה תורם </text:span><text:span text:style-name="T125">1000</text:span><text:span text:style-name="T109"> לסכום התועלות, וכל שקל שמשקיעים בנושא אחר תורם פחות מ-</text:span><text:span text:style-name="T125">1000 </text:span><text:span text:style-name="T109">. </text:span><text:span text:style-name="T117">בדוגמה שלנו, כל הכסף יושקע בנושא </text:span><text:span text:style-name="T135">א </text:span><text:span text:style-name="T117">בלבד, </text:span><text:span text:style-name="T125">ווקטור התקציב יהיה </text:span><text:span text:style-name="T136">(500, 0, 0, 0)</text:span><text:span text:style-name="T117">.</text:span></text:p>
      <text:p text:style-name="P40"><text:span text:style-name="T109">האלגוריתם </text:span><text:span text:style-name="T119">האוטיליטרי </text:span><text:span text:style-name="T109">הוא </text:span><text:span text:style-name="T115">כמובן </text:span><text:span text:style-name="T109">יעיל פארטו, </text:span><text:span text:style-name="T118">כמו כל אלגוריתם הממקסם סכום </text:span><text:span text:style-name="T119">של פונקציה עולה של התועלת</text:span><text:span text:style-name="T109">. </text:span><text:span text:style-name="T119">האלגוריתם </text:span><text:span text:style-name="T115">הוא גם אמיתי. </text:span><text:span text:style-name="T99">רעיון ההוכחה</text:span><text:span text:style-name="T115">: </text:span><text:span text:style-name="T116">צריך להוכיח, שאזרח i המשנה את הקבוצה A</text:span><text:span text:style-name="T157">i</text:span><text:span text:style-name="T116"> שלו, לא מגדיל את התועלת שלו. כלומר לא מגדיל את התקציב המועבר לנושאים בקבוצה <text:s/>A</text:span><text:span text:style-name="T157">i</text:span><text:span text:style-name="T116"> <text:s/>המקורית שלו. נבדוק שני מקרים: (א) האזרח </text:span><text:span text:style-name="T98">מסתיר </text:span><text:span text:style-name="T116">נושא מסויים הנמצא ב-A</text:span><text:span text:style-name="T157">i</text:span><text:span text:style-name="T116"> . כתוצאה מכך, מספר התומכים של נושא זה קטן ב-1, ומספר התומכים של שאר הנושאים ב-A</text:span><text:span text:style-name="T157">i</text:span><text:span text:style-name="T116"> <text:s/>לא משתנה. האלגוריתם מעביר תקציב רק לנושאים עם מספר תומכים מקסימלי, </text:span><text:span text:style-name="T121">ולכן לנושאים ב</text:span><text:span text:style-name="T116">-A</text:span><text:span text:style-name="T157">i</text:span><text:span text:style-name="T116"> <text:s/></text:span><text:span text:style-name="T121">יש פחות סיכוי לקבל תקציב. <text:s/></text:span><text:span text:style-name="T116"><text:s/></text:span><text:span text:style-name="T120">(ב) </text:span><text:span text:style-name="T116">האזרח </text:span><text:span text:style-name="T98">מוסיף</text:span><text:span text:style-name="T116"> נושא מסויים שאינו נמצא ב-A</text:span><text:span text:style-name="T157">i</text:span><text:span text:style-name="T116"> <text:s/>האמיתי. <text:s/>כתוצאה מכך, מספר התומכים של אותו נושא (ְשהאזרח לא באמת תומך בו) גדל ב-1. </text:span><text:span text:style-name="T121">לכן, לנושאים שהאזרח באמת תומך בהם יש פחות סיכוי לקבל תקציב.</text:span></text:p>
      <text:p text:style-name="P39"><text:span text:style-name="T109">הבעיה הגדולה </text:span><text:span text:style-name="T124">ב</text:span><text:span text:style-name="T122">אלגוריתם האוטיליטרי </text:span><text:span text:style-name="T109">היא שהוא לא מעודד-השתתפות: הוא עלול לקחת את כל התרומה של תורם מסויים, ולהשקיע אותה בנושא שהתורם הזה בכלל לא תומך בו, </text:span><text:span text:style-name="T113">כך שהתועלת של התורם תהיה אפס </text:span><text:span text:style-name="T123">(בדוגמה שלנו, התועלת של האזרח הרביעי, התומך בנושאים ב,ג, היא אפס)</text:span><text:span text:style-name="T113">.</text:span></text:p>
      <text:p text:style-name="P44"><text:span text:style-name="T110">2</text:span><text:span text:style-name="T109">. </text:span><text:span text:style-name="T57">ה</text:span><text:span text:style-name="T49">אלגוריתם </text:span><text:span text:style-name="T50">האוטיליטרי-</text:span><text:span text:style-name="T51">על-תנאי</text:span><text:span text:style-name="T30"> (</text:span><text:span text:style-name="T31">conditioned utilitarian</text:span><text:span text:style-name="T30">) </text:span><text:span text:style-name="T31">מחשב וקטור שבו סכום התועלות הוא הגדול ביותר </text:span><text:span text:style-name="T82">תחת האילוץ שכל אזרח תורם רק </text:span><text:span text:style-name="T83">לנושאים</text:span><text:span text:style-name="T82"> שהוא תומך בהם</text:span><text:span text:style-name="T31">. </text:span><text:span text:style-name="T32">איך מוצאים אותו? - אחרי מעט מחשבה, מבינים שכדי למקסם את סכום התועלות צריך להגיד לכל אזרח i להשקיע את כל התקציב שלו </text:span><text:span text:style-name="T33">C</text:span><text:span text:style-name="T156">i <text:s/></text:span><text:span text:style-name="T32">בנושאים שמספר התומכים בהם הוא הגדול ביותר, </text:span><text:span text:style-name="T83">מבין הנושאים שהוא תומך בהם</text:span><text:span text:style-name="T32">.</text:span><text:span text:style-name="T36"> לדוגמה, אם תמי תומכת ב</text:span><text:span text:style-name="T37">שחמט וספריה, אבל יש עוד 10 אזרחים התומכים בשחמט ועוד 20 אנשים התומכים בספריה, אז האלגוריתם האוטיליטרי-על-תנאי יגיד לתמי להשקיע את כל התקציב שלה בספריה. </text:span><text:span text:style-name="T39">בדוגמה שלנו, </text:span><text:span text:style-name="T40">האלגוריתם ייתן את כל כספם של האזרחים התומכים ב-א לנושא א, ואת הכסף של האזרח הרביעי יחלק בין ב לבין ג, ווקטור התקציב </text:span><text:span text:style-name="T44">הוא </text:span><text:span text:style-name="T52">(400, 50, 50, 0)</text:span><text:span text:style-name="T61">.</text:span></text:p>
      <text:p text:style-name="P50"><text:span text:style-name="T40">ד</text:span><text:span text:style-name="T29">וגמה נוספת: </text:span><text:span text:style-name="T43">נניח </text:span><text:span text:style-name="T29">שהאזרחים תומכים בנושאים הבאים: </text:span><text:span text:style-name="T43"><text:s/></text:span><text:span text:style-name="T53">בד</text:span><text:span text:style-name="T54">, אג, אד, בג, א</text:span><text:span text:style-name="T58">. </text:span><text:span text:style-name="T59">לנושא א יש שלושה תומכים, ולכן האלגוריתם אומר לכל אזרח שתומך בו לתת לו את כל כספו. לנושאים ב, ג, ד יש שני תומכים, ולכן האלגוריתם </text:span><text:span text:style-name="T60">אומר לשאר האזרחים לחלק את התרומה שלהם ביניהם. וקטור התקציב הוא <text:s/></text:span><text:span text:style-name="T55">(300, 100, 50, 50)</text:span><text:span text:style-name="T60">. </text:span></text:p>
      <text:p text:style-name="P44"><text:span text:style-name="T34">האלגוריתם </text:span><text:span text:style-name="T37">האוטיליטרי-על-תנאי </text:span><text:span text:style-name="T34">מעודד השתתפות: </text:span><text:span text:style-name="T38">כיוון </text:span><text:span text:style-name="T41">שכל אזרח משקיע </text:span><text:span text:style-name="T38">את כל </text:span><text:span text:style-name="T41">התרומה שלו </text:span><text:span text:style-name="T38">בנושאים </text:span><text:span text:style-name="T41">שהוא תומך בהם</text:span><text:span text:style-name="T38">, </text:span><text:span text:style-name="T41">הוא לא מפסיד </text:span><text:span text:style-name="T38">שום דבר מהשתתפות באלגוריתם. </text:span></text:p>
      <text:p text:style-name="P49"><text:span text:style-name="T38">ה</text:span><text:span text:style-name="T29">אלגוריתם הוא גם אמיתי – ההוכחה דומה לאלגוריתם האוטיליטרי.</text:span></text:p>
      <text:p text:style-name="P46"><text:span text:style-name="T38">ה</text:span><text:span text:style-name="T29">בעיה היא, שהאלגוריתם לא </text:span><text:span text:style-name="T42">תמיד </text:span><text:span text:style-name="T81">יעיל</text:span><text:span text:style-name="T84">-פארטו</text:span><text:span text:style-name="T29">. </text:span><text:span text:style-name="T45">בדוגמה השניה, </text:span><text:span text:style-name="T46">וקטור התועלות הוא: [150, 350, 350, 150, 300]. <text:s text:c="2"/>אפשר להשיג שיפור-פארטו ע"י העברת 50 מ-ג ל-א והעברת 50 מ-ד ל-ב. מתקבל וקטור-תקציב </text:span><text:span text:style-name="T56">(350, 150, 0, 0) </text:span><text:span text:style-name="T46">עם וקטור תועלות: <text:s/>[150, 350, 350, 150, 350] – </text:span><text:span text:style-name="T47">האזרח החמישי מרויח ואף אחד לא מפסיד. </text:span></text:p>
      <text:p text:style-name="P45"><text:span text:style-name="T29"/></text:p>
      <text:p text:style-name="P36"><text:soft-page-break/>3. <text:span text:style-name="T145">אלגוריתם מיקסום המכפלה </text:span><text:span text:style-name="T162">מחשב וקטור D שבו מכפלת התועלות היא הגדולה ביותר. כדי לחשב את הוקטור D </text:span><text:span text:style-name="T163">צריך לפתור בעיה של תיכנות ליניארי (כבר ראינו בשיעורים הקודמים שאפשר לפתור בעיות כאלו בקלות בפייתון, למשל ע"י הספריה cvxpy או scipy.linprog. </text:span><text:span text:style-name="T167">ראו דוגמה בתיקיית הקוד)</text:span><text:span text:style-name="T163">. </text:span><text:span text:style-name="T164">האלגוריתם כמובן יעיל פארטו.</text:span></text:p>
      <text:p text:style-name="P37"><text:span text:style-name="T164">ב</text:span><text:span text:style-name="T162">דוגמה </text:span><text:span text:style-name="T166">הראשונה </text:span><text:span text:style-name="T146">אב, אג, אד, בג, א</text:span><text:span text:style-name="T162"> מתקב</text:span><text:span text:style-name="T167">ל </text:span><text:span text:style-name="T168">בקירוב</text:span><text:span text:style-name="T167"> (370, 65, 65, 0).</text:span></text:p>
      <text:p text:style-name="P38"><text:span text:style-name="T162">בדוגמה השניה </text:span><text:span text:style-name="T146">ב</text:span><text:span text:style-name="T150">ד</text:span><text:span text:style-name="T146">, אג, אד, בג, א</text:span><text:span text:style-name="T162"> מתקבל </text:span><text:span text:style-name="T168">בקירוב (300, 200, 0, 0).</text:span></text:p>
      <text:p text:style-name="P36"><text:span text:style-name="T162">בניגוד לאלגוריתם האוטיליטרי, כאן לא צריך להגיד בפירוש את התנאי "תחת האילוץ שכל אזרח תורם לנושאים שהוא תומך בהם" – התנאי הזה מתקיים אוטומטית! </text:span><text:span text:style-name="T165">זה נובע מהמשפט הבא:</text:span></text:p>
      <text:p text:style-name="P26"><text:span text:style-name="T170">משפט:</text:span> יהי D וקטור חלוקת-התקציב הממקסם את מכפלת הערכים. <text:s text:c="2"/>לכל נושא x, נסמן ב-D(x) את התקציב המועבר ל-x. <text:s text:c="2"/>לכל אזרח i, נסמן ב-u<text:span text:style-name="T151">i</text:span>(D) את התועלת הכוללת שלו מהוקטור D. <text:s/><text:span text:style-name="T191">אז לכל נושא x מתקיים:</text:span></text:p>
      <text:p text:style-name="P54">Sum<text:span text:style-name="T151">i</text:span><text:span text:style-name="T174">(C</text:span><text:span text:style-name="T151">i</text:span><text:span text:style-name="T174">/</text:span><text:span text:style-name="T177">u</text:span><text:span text:style-name="T161">i</text:span><text:span text:style-name="T177">(D)</text:span><text:span text:style-name="T174">) = 1</text:span></text:p>
      <text:p text:style-name="P27">כאשר הסכום הוא על כל האזרחים התומכים בנושא x.</text:p>
      <text:p text:style-name="P27"><text:span text:style-name="T170">הוכחה:</text:span> במאמר.</text:p>
      <text:p text:style-name="P27"><text:span text:style-name="T192">מהמשפט נובע, שכדי לממש את כלל מיקסום המכפלה, מספיק להגיד לכל אזרח i לחלק את הכסף שלו C</text:span><text:span text:style-name="T160">i</text:span><text:span text:style-name="T173"> באופן הבא (אחרי שחישבנו את D ואת התועלות):</text:span></text:p>
      <text:list xml:id="list4240249576" text:style-name="L3">
        <text:list-item>
          <text:p text:style-name="P43"><text:span text:style-name="T128">לכל נושא בקבוצה A</text:span><text:span text:style-name="T158">i</text:span><text:span text:style-name="T179"> , לתרום <text:s/></text:span><text:span text:style-name="T181">(</text:span><text:span text:style-name="T179">C</text:span><text:span text:style-name="T158">i</text:span><text:span text:style-name="T179">/u</text:span><text:span text:style-name="T158">i</text:span><text:span text:style-name="T179">(</text:span><text:span text:style-name="T180">D</text:span><text:span text:style-name="T179">)</text:span><text:span text:style-name="T180">)*</text:span><text:span text:style-name="T179">D(x)</text:span></text:p>
        </text:list-item>
        <text:list-item>
          <text:p text:style-name="P25"><text:span text:style-name="T174">לכל נושא מחוץ לקבוצה </text:span><text:span text:style-name="T176"><text:s/>A</text:span><text:span text:style-name="T160">i</text:span><text:span text:style-name="T176"> , לתרום </text:span><text:span text:style-name="T174">0.</text:span></text:p>
        </text:list-item>
      </text:list>
      <text:p text:style-name="P28"><text:span text:style-name="T174">המשפט מבטיח, שסכום התרומות לכל נושא x הוא בדיוק D(x). כלל-החלוקה מבטיח שהאלגוריתם מעודד השתתפות - כל אזרח תורם את כל כספו רק לנושאים שהוא תומך בהם.</text:span><text:span text:style-name="T175"> <text:s/></text:span><text:span text:style-name="T187">למעשה, ניתן לממש את האלגוריתם בכלל בלי לגבות כסף מהאזרחים: האלגוריתם רק ממליץ לכל אזרח איך "להשקיע" את כספי התרומות שלו. </text:span></text:p>
      <text:p text:style-name="P35"><text:span text:style-name="T190">למשל, </text:span><text:span text:style-name="T174">בדוגמה הראשונה, </text:span><text:span text:style-name="T188">האלגוריתם ממליץ </text:span><text:span text:style-name="T189">(ראו בקוד):</text:span></text:p>
      <text:list xml:id="list1969946152" text:style-name="L7">
        <text:list-item>
          <text:p text:style-name="P51"><text:span text:style-name="T182">לאזרח הראשון - להשקיע </text:span><text:span text:style-name="T183">בנושא א </text:span><text:span text:style-name="T184">85 ובנושא ב 15;</text:span></text:p>
        </text:list-item>
        <text:list-item>
          <text:p text:style-name="P52"><text:span text:style-name="T184">ל</text:span><text:span text:style-name="T178">אזרח השני – להשקיע בנושא א 85 ובנושא ג 15;</text:span></text:p>
        </text:list-item>
        <text:list-item>
          <text:p text:style-name="P52"><text:span text:style-name="T178">לאזרח השלישי </text:span><text:span text:style-name="T186">והחמישי </text:span><text:span text:style-name="T178">–</text:span><text:span text:style-name="T185"> </text:span><text:span text:style-name="T178">להשקיע בנושא א את כל ה-100;</text:span></text:p>
        </text:list-item>
        <text:list-item>
          <text:p text:style-name="P52"><text:span text:style-name="T178">לאזרח הרביעי – להשקיע </text:span><text:span text:style-name="T186">בנושא <text:s/>ב 50 ובנושא ג 50.</text:span></text:p>
        </text:list-item>
      </text:list>
      <text:p text:style-name="P42"><text:span text:style-name="T132">הבעיה באלגוריתם מיקסום-המכפלה, שהוא אינו מגלה</text:span><text:span text:style-name="T127">-אמת</text:span><text:span text:style-name="T133">. נניח שהקלט האמיתי הוא כמו בדוגמה הראשונה, <text:s/>ועכשיו האזרח הראשון מחליט במקום להגיד </text:span><text:span text:style-name="T137">אב</text:span><text:span text:style-name="T133"> להגיד </text:span><text:span text:style-name="T137">ב</text:span><text:span text:style-name="T138">ד</text:span><text:span text:style-name="T132">, כמו בדוגמה השניה. אז אפשר לראות שהאזרח הראשון מרויח – כשהוא אומר אמת (אב) התועלת שלו היא 370+65=435, וכשהוא אומר לא-אמת (בד) התועלת </text:span><text:span text:style-name="T101">האמיתית </text:span><text:span text:style-name="T134">שלו (סכום הכסף המושקע בנושאים שהוא באמת תומך בהם – א+ב) היא 300+200=500!</text:span></text:p>
      <text:p text:style-name="P56"><text:soft-page-break/><text:span text:style-name="T1">טרילמה</text:span></text:p>
      <text:p text:style-name="P24">האם אפשר להשיג בו-זמנית את כל שלוש התכונות – יעילות-פארטו, עידוד-השתתפות, וגילוי-אמת? התשובה היא לא! <text:span text:style-name="T195">ההוכחה לכך נמצאה ע"י תוכנת מחשב להוכחות אוטומטיות (ראו במאמר). אבל מתוך ניתוח הפלט של התוכנה, אפשר להוכיח משפט קצת יותר חלש: </text:span></text:p>
      <text:p text:style-name="P29"><text:span text:style-name="T170">משפט</text:span>: <text:span text:style-name="T196">לא קיים </text:span>אלגוריתם <text:span text:style-name="T196">המקיים בו-זמנית את התכונות הבאות:</text:span></text:p>
      <text:list xml:id="list924075816" text:style-name="L4">
        <text:list-item>
          <text:p text:style-name="P47"><text:span text:style-name="T129">יעיל-פארטו;</text:span></text:p>
        </text:list-item>
        <text:list-item>
          <text:p text:style-name="P47"><text:span text:style-name="T129">מגלה-אמת; </text:span></text:p>
        </text:list-item>
        <text:list-item>
          <text:p text:style-name="P47"><text:span text:style-name="T129">מ</text:span><text:span text:style-name="T130">עודד-השתתפות (או אפילו מבטיח תועלת גדולה מאפס לכל משתתף);</text:span></text:p>
        </text:list-item>
        <text:list-item>
          <text:p text:style-name="P47"><text:span text:style-name="T100">אנונימי - </text:span><text:span text:style-name="T129">לא מושפע משינוי הסדר בין האזרחים </text:span><text:span text:style-name="T130">(כל האלגוריתמים שראינו למעלה הם אנונימיים – הם מתייחסים רק לקבוצות הנושאים הרצויים ולא לסדר שבו מכניסים את הקלט לאלגוריתם. דוגמה לאלגוריתם לא אנונימי שכבר ראינו: "חתוך ובחר" – התוצאה מושפעת משינוי סדר המשתתפים. דוגמה לאלגוריתם אנונימי לחלוקת עוגה: אבן-פז).</text:span></text:p>
        </text:list-item>
        <text:list-item>
          <text:p text:style-name="P47"><text:span text:style-name="T100">נייטרלי </text:span><text:span text:style-name="T129">– </text:span><text:span text:style-name="T131">לא מושפע משינוי הסדר בין הנושאים (כל האלגוריתמים שראינו למעלה הם נייטרליים – הם מתייחסים רק לקבוצת התומכים בכל נושא, ולא לסדר בין הנושאים)</text:span><text:span text:style-name="T129">.</text:span></text:p>
        </text:list-item>
      </text:list>
      <text:p text:style-name="P30"><text:span text:style-name="T170">הוכחה</text:span>: <text:span text:style-name="T199">נניח בשלילה שקיים אלגוריתם כזה, ונבדוק מה אמור להיות הפלט שלו על הקלט של הדוגמה מלמעלה: </text:span><text:span text:style-name="T146">אב, אג, אד, בג, א</text:span><text:span text:style-name="T197">.</text:span></text:p>
      <text:p text:style-name="P30"><text:span text:style-name="T197">בקלט המקורי, הנושאים </text:span><text:span text:style-name="T146">ב,ג </text:span><text:span text:style-name="T197">הם סימטריים לחלוטין: כל אחד מהם מופיע פעם אחת עם נושא א, ועוד פעם אחת הם מופיעים יחד. כיוון שהאלגוריתם הוא נייטרלי ואנונימי, הוא חייב לתת לשניהם אותו סכום. <text:s/>והסכום הזה חייב להיות חיובי, כי אזרח הרביעי תומך </text:span><text:span text:style-name="T171">רק </text:span><text:span text:style-name="T198">בנושאים אלה, והוא חייב לקבל תועלת חיובית.</text:span></text:p>
      <text:p text:style-name="P31">עכשיו נניח שהאזרח הראשון, במקום להגיד אב, אומר בד. אז <text:span text:style-name="T199">הקלט הופך להיות: </text:span><text:span text:style-name="T147">בד, אג, אד, בג, א</text:span><text:span text:style-name="T199">. מה יחזיר האלגוריתם שלנו על הקלט החדש? בקלט החדש, הנושאים </text:span><text:span text:style-name="T147">ג,ד</text:span><text:span text:style-name="T199"> הם סימטרים (שניהם מופיעים פעם אחת עם ב ופעם אחת עם א), ולכן האלגוריתם חייב לתת להם אותו סכום. עכשיו יש שני מקרים:</text:span></text:p>
      <text:list xml:id="list1279911067" text:style-name="L6">
        <text:list-item>
          <text:p text:style-name="P33">מקרה ראשון: האלגוריתם נותן לנושאים ג, ד <text:span text:style-name="T199">סכום </text:span><text:span text:style-name="T170">אפס</text:span>. כלומר הוא מחלק את כל הכסף בין נושאים א,ב. במקרה זה, האזרח הראשון מרויח מאי-גילוי-אמת! <text:s text:c="2"/>כי בקלט המקורי (האמיתי) חלק מהכסף הלך לנושא ג שהוא לא תומך בו, ובקלט החדש (הלא-אמיתי) כל הכסף הולך רק לנושאים א,ב שהוא תומך בהם.</text:p>
        </text:list-item>
        <text:list-item>
          <text:p text:style-name="P33">מקרה שני: האלגוריתם נותן לנושאים ג, ד סכום <text:span text:style-name="T170">חיובי ממש </text:span>(וזהה). במקרה זה, התוצאה אינה יעילה פארטו: אפשר להעביר <text:span text:style-name="T201">את כל הסכום מנושא ג לנושא א, ומנושא ד לנושא ב. זה שיפור פארטו: לארבעת האזרחים הראשונים זה לא משנה (כי כל אחד מהם תומך בנושא אחד מבין א,ב ובנושא אחד מבין ג,ד), אבל האזרח החמישי מרויח.</text:span></text:p>
        </text:list-item>
      </text:list>
      <text:p text:style-name="P34">הגענו לסתירה: או שהאלגוריתם אינו אמיתי, או שאינו יעיל פארטו.</text:p>
      <text:p text:style-name="P24">שוב הגענו <text:span text:style-name="T193">למצב המוכר של טרילמה </text:span>– שלוש תכונות רצויות, <text:span text:style-name="T194">ש</text:span>אפשר להשיג רק שתיים מתוכן.</text:p>
      <text:p text:style-name="P10"/>
      <text:p text:style-name="P4"><text:soft-page-break/>מקורות</text:p>
      <text:list xml:id="list2744207691" text:style-name="L1">
        <text:list-item>
          <text:p text:style-name="P57"><text:span text:style-name="Citation"><text:span text:style-name="T90">FLORIAN BRANDL, </text:span></text:span><text:span text:style-name="T169">FELIX BRANDT, DOMINIK PETERS, CHRISTIAN STRICKER, WARUT SUKSOMPONG </text:span><text:span text:style-name="Citation"><text:span text:style-name="T90">(2019), “Donor Coordination”, </text:span></text:span><text:a xlink:type="simple" xlink:href="http://brandlf.com/docs/donate.pdf" text:style-name="Internet_20_link" text:visited-style-name="Visited_20_Internet_20_Link"><text:span text:style-name="Citation">http://brandlf.com/docs/donate.pdf</text:span></text:a><text:span text:style-name="Citation"><text:span text:style-name="T90"> .</text:span></text:span></text:p>
        </text:list-item>
      </text:list>
      <text:list xml:id="list2642818409" text:style-name="L2">
        <text:list-header>
          <text:p text:style-name="P53"/>
          <text:p text:style-name="P53">‏</text:p>
        </text:list-header>
      </text:list>
      <text:p text:style-name="P3">סיכם: אראל סגל-הלוי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2T14:07:41.914389388</dc:date>
    <meta:editing-duration>P16DT10H49M9S</meta:editing-duration>
    <meta:editing-cycles>1778</meta:editing-cycles>
    <dc:creator>Erel Segal-Halevi</dc:creator>
    <meta:document-statistic meta:table-count="0" meta:image-count="0" meta:object-count="0" meta:page-count="6" meta:paragraph-count="72" meta:word-count="2037" meta:character-count="11441" meta:non-whitespace-character-count="9430"/>
  </office:meta>
</office:document-meta>
</file>